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KacstArt" svg:font-family="KacstAr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KacstArt"/>
    </style:style>
    <style:style style:name="P2" style:family="paragraph" style:parent-style-name="Text_20_body">
      <style:text-properties style:font-name="KacstArt" officeooo:rsid="00136e15" officeooo:paragraph-rsid="00136e15"/>
    </style:style>
    <style:style style:name="P3" style:family="paragraph" style:parent-style-name="Text_20_body">
      <style:text-properties style:font-name="KacstArt" officeooo:rsid="00136e15" officeooo:paragraph-rsid="00158e2b"/>
    </style:style>
    <style:style style:name="P4" style:family="paragraph" style:parent-style-name="Text_20_body">
      <style:text-properties style:font-name="KacstArt" officeooo:rsid="00165cfc" officeooo:paragraph-rsid="00165cfc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T1" style:family="text">
      <style:text-properties style:font-name="KacstArt"/>
    </style:style>
    <style:style style:name="T2" style:family="text">
      <style:text-properties style:font-name="KacstArt" officeooo:rsid="00136e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:</text:p>
      <text:list xml:id="list8863188470203453210" text:style-name="L1">
        <text:list-item>
          <text:p text:style-name="P5"><text:span text:style-name="T1">beta_con(coeff,eta_con)</text:span></text:p>
        </text:list-item>
      </text:list>
      <text:p text:style-name="P1">beta_con = self.coeff[0]*eta_con**5 + self.coeff[1]*eta_con**4 + self.coeff[2]*eta_con**3</text:p>
      <text:list xml:id="list5765811193184542266" text:style-name="L2">
        <text:list-item>
          <text:p text:style-name="P6"><text:span text:style-name="T1">beta_con_dot(coeff,eta_con,eta_con_dot)</text:span></text:p>
        </text:list-item>
      </text:list>
      <text:p text:style-name="P1">beta_con_dot = (5*self.coeff[0]*eta_con**4 + 4*self.coeff[1]*eta_con**3 + 3*self.coeff[2]*eta_con**2) * eta_con_dot</text:p>
      <text:list xml:id="list821418523112217707" text:style-name="L3">
        <text:list-item>
          <text:p text:style-name="P7"><text:span text:style-name="T1">grad_beta_con(beta_con, coeff, eta_con, (x-x_other))</text:span></text:p>
        </text:list-item>
      </text:list>
      <text:p text:style-name="P1">grad_beta_con = -1/beta_con**2*(5*self.coeff[0]*eta_con**4 + 4*self.coeff[1]*eta_con**3 + 3*self.coeff[2]*eta_con**2)*(-2*(x-x_other))</text:p>
      <text:list xml:id="list7149801603113164437" text:style-name="L4">
        <text:list-item>
          <text:p text:style-name="P8"><text:span text:style-name="T1">grad_beta_con_dot(beta_con,beta_con_dot,coeff,eta_con,eta_con_dot,(x-x_other),(v-v_other))</text:span></text:p>
        </text:list-item>
      </text:list>
      <text:p text:style-name="P1">term1 = 2/beta_con**3 * beta_con_dot * (5*self.coeff[0]*eta_con**4 + 4*self.coeff[1]*eta_con**3 + 3*self.coeff[2]*eta_con**2)*(-2*(x-x_other))</text:p>
      <text:p text:style-name="P1">term2 = -1/beta_con**2 * (20*self.coeff[0]*eta_con**3 + 12*self.coeff[1]*eta_con**2 + 6*self.coeff[2]*eta_con)*eta_con_dot*(-2*(x-x_other))</text:p>
      <text:p text:style-name="P1">term3 = -1/beta_con**2*(5*self.coeff[0]*eta_con**4 + 4*self.coeff[1]*eta_con**3 + 3*self.coeff[2]*eta_con**2)*(-2*(v-v_other))</text:p>
      <text:p text:style-name="P1">grad_beta_con_dot = term1 + term2 + term3</text:p>
      <text:list xml:id="list628144203894321649" text:style-name="L5">
        <text:list-item>
          <text:p text:style-name="P9"><text:span text:style-name="T1">coeff(A, B)</text:span></text:p>
        </text:list-item>
        <text:list-item>
          <text:p text:style-name="P9"><text:span text:style-name="T1">a(con_offset)</text:span></text:p>
        </text:list-item>
        <text:list-item>
          <text:p text:style-name="P9"><text:span text:style-name="T1">B(beta_bound)</text:span></text:p>
        </text:list-item>
      </text:list>
      <text:list xml:id="list366316159309860989" text:style-name="L6">
        <text:list-item>
          <text:p text:style-name="P10"><text:span text:style-name="T1">con_offset(d_con,con_distance_meas)</text:span></text:p>
        </text:list-item>
      </text:list>
      <text:p text:style-name="P1">eta , iota not depend on anything new</text:p>
      <text:list xml:id="list7594499593176621502" text:style-name="L7">
        <text:list-item>
          <text:p text:style-name="P11"><text:span text:style-name="T1">beta_term_con(grad_beta_con)</text:span></text:p>
        </text:list-item>
        <text:list-item>
          <text:p text:style-name="P11"><text:span text:style-name="T1">beta_term_con_dot(grad_beta_con_dot)</text:span></text:p>
        </text:list-item>
      </text:list>
      <text:p text:style-name="P1"/>
      <text:p text:style-name="P1">UNTIL NOW NON GAINS</text:p>
      <text:list xml:id="list5061453530924173801" text:style-name="L8">
        <text:list-item>
          <text:p text:style-name="P12"><text:span text:style-name="T1">ep(x, xd)</text:span></text:p>
        </text:list-item>
      </text:list>
      <text:p text:style-name="P1">ep = x - xd</text:p>
      <text:p text:style-name="P1"/>
      <text:list xml:id="list6934428692000645110" text:style-name="L9">
        <text:list-item>
          <text:p text:style-name="P13"><text:soft-page-break/><text:span text:style-name="T1">navigation_term(kp_x,ep) ----------&gt; kp_algo: proportional gain in each axis</text:span></text:p>
        </text:list-item>
      </text:list>
      <text:p text:style-name="P1">navigation_term = -kp_algo*ep</text:p>
      <text:p text:style-name="P1"/>
      <text:list xml:id="list4373075096669365760" text:style-name="L10">
        <text:list-item>
          <text:p text:style-name="P14"><text:span text:style-name="T1">integrator(dt,ep) ---------&gt; integrator: phi in the paper, <text:s/>dt: step of time </text:span></text:p>
        </text:list-item>
      </text:list>
      <text:p text:style-name="P1">integrator = integrator + dt*ep</text:p>
      <text:list xml:id="list1790339835031043105" text:style-name="L11">
        <text:list-item>
          <text:p text:style-name="P15"><text:span text:style-name="T1">v_des1(navigation_term,beta_term_col,beta_term_con,lambda_int,ki,integrator) ------&gt; ki:______ lambda_init:_____</text:span></text:p>
        </text:list-item>
      </text:list>
      <text:p text:style-name="P1">v_des1 = navigation_term + ki*(beta_term_col + beta_term_con) - lambda_int*integrator (??????????????????????????????)</text:p>
      <text:list xml:id="list3341457743740064009" text:style-name="L12">
        <text:list-item>
          <text:p text:style-name="P16"><text:span text:style-name="T1">v_des(beta_term_col,beta_term_con,ki) ----&gt; ki:____</text:span></text:p>
        </text:list-item>
      </text:list>
      <text:p text:style-name="P1">v_des = ki*(beta_term_col + beta_term_con) </text:p>
      <text:list xml:id="list2644471390983408797" text:style-name="L13">
        <text:list-item>
          <text:p text:style-name="P17"><text:span text:style-name="T1">v_des_dot1(beta_term_col_dot,beta_term_con_dot,lambda_int,ep,v,ki,kp_algo)</text:span></text:p>
        </text:list-item>
      </text:list>
      <text:p text:style-name="P1">v_des_dot1 = np.array([-kp_x*v[0],-kp_y*v[1],-kp_z*v[2]]) + ki*(beta_term_col_dot + beta_term_con_dot) - lambda_int*ep</text:p>
      <text:list xml:id="list1774530883604995059" text:style-name="L14">
        <text:list-item>
          <text:p text:style-name="P18"><text:span text:style-name="T1">v_des_dot(beta_term_col_dot,beta_term_con_dot,ki)</text:span></text:p>
        </text:list-item>
      </text:list>
      <text:p text:style-name="P1">v_des_dot = ki*(beta_term_col_dot + beta_term_con_dot) </text:p>
      <text:list xml:id="list1890523624153585732" text:style-name="L15">
        <text:list-item>
          <text:p text:style-name="P19"><text:span text:style-name="T1">e_v </text:span><text:span text:style-name="T2">(</text:span><text:span text:style-name="T1">v , v_des</text:span><text:span text:style-name="T2">)</text:span></text:p>
        </text:list-item>
        <text:list-item>
          <text:p text:style-name="P19"><text:span text:style-name="T1">dissip_term(kv_algo,e_v) --------&gt; kv_algo: gain o</text:span><text:span text:style-name="T2">f</text:span><text:span text:style-name="T1"> velocities </text:span></text:p>
        </text:list-item>
      </text:list>
      <text:p text:style-name="P1">dissip_term = -kv_algo*e_v</text:p>
      <text:list xml:id="list8104844438643551074" text:style-name="L16">
        <text:list-item>
          <text:p text:style-name="P20"><text:span text:style-name="T1">e_tilde(ep,lambda_int,integrator) -------------&gt; paper: Se tilde </text:span></text:p>
        </text:list-item>
      </text:list>
      <text:p text:style-name="P1">e_tilde = ep + lambda_int*integrator (if you are not the lider =0)</text:p>
      <text:list xml:id="list8471171973593934881" text:style-name="L17">
        <text:list-item>
          <text:p text:style-name="P21"><text:span text:style-name="T1">Y(v_des_dot, grav)</text:span></text:p>
        </text:list-item>
      </text:list>
      <text:p text:style-name="P1">Y = np.array( [v_des_dot[0],v_des_dot[1],v_des_dot[2]+grav])</text:p>
      <text:list xml:id="list3588782514324891830" text:style-name="L18">
        <text:list-item>
          <text:p text:style-name="P22"><text:span text:style-name="T1">control(beta_term_col,beta_term_con,dissip_term,Y,theta_hat,k_e_tilde,e_tilde,e_v,f_b_hat,d_b_hat) <text:s/>-----&gt; k_e_tilde:______</text:span></text:p>
        </text:list-item>
      </text:list>
      <text:p text:style-name="P1">control = beta_term_col + beta_term_con - dissip_term + Y*self.theta_hat - k_e_tilde*e_tilde - np.sign(e_v)*np.linalg.norm(v,1)*self.f_b_hat - np.sign(e_v)*self.d_b_hat</text:p>
      <text:p text:style-name="P1"/>
      <text:p text:style-name="P1">the unknown terms depends on: k_d_b, k_f_b, k_theta</text:p>
      <text:p text:style-name="P1"/>
      <text:p text:style-name="P2"><text:soft-page-break/>DOUBTS:</text:p>
      <text:p text:style-name="P2">v_des1</text:p>
      <text:p text:style-name="P2"/>
      <text:p text:style-name="P2">VALUES TO FIND:</text:p>
      <text:p text:style-name="P2">kp_algo</text:p>
      <text:p text:style-name="P2">dt</text:p>
      <text:p text:style-name="P2">ki (for leader and for followers)</text:p>
      <text:p text:style-name="P2">lambda_init</text:p>
      <text:p text:style-name="P2">kv_algo</text:p>
      <text:p text:style-name="P2">k_e_tilde</text:p>
      <text:p text:style-name="P3">k_d_b</text:p>
      <text:p text:style-name="P3">k_f_b</text:p>
      <text:p text:style-name="P3">k_theta</text:p>
      <text:p text:style-name="P3"/>
      <text:p text:style-name="P4">FROM THE PARAMS USED IN THE SIMULATOR:</text:p>
      <text:p text:style-name="P4"><text:s/>##################</text:p>
      <text:p text:style-name="P4"><text:s text:c="8"/>## POSITION PID ##</text:p>
      <text:p text:style-name="P4"><text:s text:c="8"/>##################</text:p>
      <text:p text:style-name="P4"/>
      <text:p text:style-name="P4"><text:s text:c="8"/># X POS</text:p>
      <text:p text:style-name="P4"><text:s text:c="8"/>self.KP_X = 2</text:p>
      <text:p text:style-name="P4"><text:s text:c="8"/>self.KI_X = 0</text:p>
      <text:p text:style-name="P4"><text:s text:c="8"/>self.KD_X = 0.0</text:p>
      <text:p text:style-name="P4"><text:s text:c="8"/>self.INT_MAX_X = 5000.0</text:p>
      <text:p text:style-name="P4"><text:s text:c="8"/>self.X_DT = 0.01</text:p>
      <text:p text:style-name="P4"/>
      <text:p text:style-name="P4"><text:s text:c="8"/># Y POS</text:p>
      <text:p text:style-name="P4"><text:s text:c="8"/>self.KP_Y = 2</text:p>
      <text:p text:style-name="P4"><text:s text:c="8"/>self.KI_Y = 0.0</text:p>
      <text:p text:style-name="P4"><text:s text:c="8"/>self.KD_Y = 0.0</text:p>
      <text:p text:style-name="P4"><text:s text:c="8"/>self.INT_MAX_Y = 5000.0</text:p>
      <text:p text:style-name="P4"><text:soft-page-break/><text:s text:c="8"/>self.Y_DT = 0.01</text:p>
      <text:p text:style-name="P4"/>
      <text:p text:style-name="P4"><text:s text:c="8"/># Z POS</text:p>
      <text:p text:style-name="P4"><text:s text:c="8"/>self.KP_Z = 2.0</text:p>
      <text:p text:style-name="P4"><text:s text:c="8"/>self.KI_Z = 0.5</text:p>
      <text:p text:style-name="P4"><text:s text:c="8"/>self.KD_Z = 0.0</text:p>
      <text:p text:style-name="P4"><text:s text:c="8"/>self.INT_MAX_Z = 5000.0</text:p>
      <text:p text:style-name="P4"><text:s text:c="8"/>self.Z_DT = 0.01</text:p>
      <text:p text:style-name="P4"/>
      <text:p text:style-name="P4"/>
      <text:p text:style-name="P4"><text:s text:c="8"/>##################</text:p>
      <text:p text:style-name="P4"><text:s text:c="8"/>## VELOCITY PID ##</text:p>
      <text:p text:style-name="P4"><text:s text:c="8"/>##################</text:p>
      <text:p text:style-name="P4"/>
      <text:p text:style-name="P4"><text:s text:c="8"/># X VEL</text:p>
      <text:p text:style-name="P4"><text:s text:c="8"/>self.KP_VX = 25</text:p>
      <text:p text:style-name="P4"><text:s text:c="8"/>self.KI_VX = 1.0</text:p>
      <text:p text:style-name="P4"><text:s text:c="8"/>self.KD_VX = 0.0</text:p>
      <text:p text:style-name="P4"><text:s text:c="8"/>self.VX_DT = 0.01</text:p>
      <text:p text:style-name="P4"><text:s text:c="8"/>self.INT_MAX_VX = 5000.0</text:p>
      <text:p text:style-name="P4"><text:s text:c="8"/>self.MAX_ROLL = 20</text:p>
      <text:p text:style-name="P4"/>
      <text:p text:style-name="P4"><text:s text:c="8"/># Y VEL</text:p>
      <text:p text:style-name="P4"><text:s text:c="8"/>self.KP_VY = 25</text:p>
      <text:p text:style-name="P4"><text:s text:c="8"/>self.KI_VY = 1.0</text:p>
      <text:p text:style-name="P4"><text:s text:c="8"/>self.KD_VY = 0.0</text:p>
      <text:p text:style-name="P4"><text:s text:c="8"/>self.VY_DT = 0.01</text:p>
      <text:p text:style-name="P4"><text:s text:c="8"/>self.INT_MAX_VY = 5000.0</text:p>
      <text:p text:style-name="P4"><text:s text:c="8"/>self.MAX_PITCH = 20</text:p>
      <text:p text:style-name="P4"/>
      <text:p text:style-name="P4"><text:s text:c="8"/># Z VEL</text:p>
      <text:p text:style-name="P4"><text:soft-page-break/><text:s text:c="8"/>self.KP_VZ = 25.0</text:p>
      <text:p text:style-name="P4"><text:s text:c="8"/>self.KI_VZ = 15.0</text:p>
      <text:p text:style-name="P4"><text:s text:c="8"/>self.KD_VZ = 0.0</text:p>
      <text:p text:style-name="P4"><text:s text:c="8"/>self.VZ_DT = 0.01</text:p>
      <text:p text:style-name="P4"><text:s text:c="8"/>self.INT_MAX_VZ = 5000.0</text:p>
      <text:p text:style-name="P4"><text:s text:c="8"/>self.THRUST_SCALE = 1000</text:p>
      <text:p text:style-name="P4"/>
      <text:p text:style-name="P4"/>
      <text:p text:style-name="P4"/>
      <text:p text:style-name="P4"/>
      <text:p text:style-name="P4"><text:s text:c="12"/>self.DT_POS_PIDS = 0.01</text:p>
      <text:p text:style-name="P4"><text:s text:c="12"/>self.DRONE_MASS = 0.027</text:p>
      <text:p text:style-name="P4"><text:s text:c="12"/>self.ROTOR_SIZE = 23.1348e-3</text:p>
      <text:p text:style-name="P4"><text:s/><text:tab/># Arm length to the center of mass</text:p>
      <text:p text:style-name="P4"><text:s text:c="12"/># CHECK THIS DISTANCE</text:p>
      <text:p text:style-name="P4"><text:s text:c="12"/>self.L = 39.73e-3</text:p>
      <text:p text:style-name="P4"/>
      <text:p text:style-name="P4"><text:s text:c="12"/># Gravity value and vector</text:p>
      <text:p text:style-name="P4"><text:s text:c="12"/>self.G = 9.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KacstArt" svg:font-family="KacstAr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5:57:27.140263702</meta:creation-date>
    <dc:date>2018-11-08T17:13:29.062484915</dc:date>
    <meta:editing-duration>PT1H5M5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110" meta:word-count="434" meta:character-count="4217" meta:non-whitespace-character-count="3476"/>
  </office:meta>
</office:document-meta>
</file>